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9f5" officeooo:paragraph-rsid="0000c2ed"/>
    </style:style>
    <style:style style:name="P2" style:family="paragraph" style:parent-style-name="Standard">
      <style:text-properties officeooo:rsid="000209f4" officeooo:paragraph-rsid="000209f4"/>
    </style:style>
    <style:style style:name="P3" style:family="paragraph" style:parent-style-name="Standard">
      <style:text-properties officeooo:rsid="000029f5" officeooo:paragraph-rsid="000029f5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0aac" officeooo:paragraph-rsid="00040aac" style:font-weight-asian="bold" style:font-weight-complex="bold"/>
    </style:style>
    <style:style style:name="P5" style:family="paragraph" style:parent-style-name="Standard">
      <style:text-properties fo:font-weight="bold" officeooo:rsid="000029f5" officeooo:paragraph-rsid="000029f5" style:font-weight-asian="bold" style:font-weight-complex="bold"/>
    </style:style>
    <style:style style:name="T1" style:family="text">
      <style:text-properties officeooo:rsid="0000c2ed"/>
    </style:style>
    <style:style style:name="T2" style:family="text">
      <style:text-properties officeooo:rsid="000357e6"/>
    </style:style>
    <style:style style:name="T3" style:family="text">
      <style:text-properties officeooo:rsid="0004fe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ming Language Assignment</text:p>
      <text:p text:style-name="P3"/>
      <text:p text:style-name="P5">Algorithm:</text:p>
      <text:p text:style-name="P5"/>
      <text:p text:style-name="P3">Step 1: <text:span text:style-name="T1">Get the csv file using bufferedreader and store it in the Arraylist</text:span></text:p>
      <text:p text:style-name="P3"/>
      <text:p text:style-name="P1">Step 2: Take item names as input <text:span text:style-name="T3">from user</text:span></text:p>
      <text:p text:style-name="P1"/>
      <text:p text:style-name="P2">Step 3: Compare the item name with the items list in the csv file<text:span text:style-name="T2">(with Arraylist items)</text:span></text:p>
      <text:p text:style-name="P2"/>
      <text:p text:style-name="P2">Step 4: If the item name is not matched with the items in the file then show message that menu is not available at all</text:p>
      <text:p text:style-name="P2"/>
      <text:p text:style-name="P2">Step 5: If the item name is matched then check the items belongs to same hotel or not,</text:p>
      <text:p text:style-name="P2"><text:tab/>If it does then compare the prizes with other hotels and display the cheapest one.</text:p>
      <text:p text:style-name="P2"><text:tab/>If it does not then show message that menu is not availabl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5:14:45.721912542</meta:creation-date>
    <dc:date>2016-08-05T16:23:41.531214459</dc:date>
    <meta:editing-duration>PT19M4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13" meta:character-count="593" meta:non-whitespace-character-count="487"/>
  </office:meta>
</office:document-meta>
</file>